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sando los nuevos métodos de los arrays ( every() // map() // reduce() )</text:p>
      <text:p text:style-name="Standard"/>
      <text:p text:style-name="Standard">Crea un vector con 5 valores numéricos.</text:p>
      <text:p text:style-name="Standard">Comprueba si son todos enteros positivos.</text:p>
      <text:p text:style-name="Standard">Devuelve en un nuevo array el triple sus valores.</text:p>
      <text:p text:style-name="Standard">Calcula el resultado de multiplicar todos los valores del nuevo arra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8T20:43:44.613477916</meta:creation-date>
    <dc:date>2023-11-14T13:37:35.283000000</dc:date>
    <meta:editing-duration>PT5M7S</meta:editing-duration>
    <meta:editing-cycles>9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5" meta:word-count="47" meta:character-count="271" meta:non-whitespace-character-count="229"/>
  </office:meta>
</office:document-meta>
</file>